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5.96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TrueNorth 201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" office:value-type="string">
            <text:p>Total</text:p>
          </table:table-cell>
          <table:table-cell table:style-name="ce1" table:formula="of:=SUM([.C3:.C125])" office:value-type="float" office:value="291">
            <text:p>291</text:p>
          </table:table-cell>
        </table:table-row>
        <table:table-row table:style-name="ro4">
          <table:table-cell office:value-type="string">
            <text:p>Security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ogin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Logout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/>
          <table:table-cell office:value-type="string">
            <text:p>Lost Pass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General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Header / Foot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Sidepanel filters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/>
          <table:table-cell office:value-type="string">
            <text:p>Edit Form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/>
          <table:table-cell office:value-type="string">
            <text:p>Print Form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etting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Manage Sub Evaluations Forms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/>
          <table:table-cell office:value-type="string">
            <text:p>Manage Review Forms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/>
          <table:table-cell office:value-type="string">
            <text:p>Manage Doc Templates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/>
          <table:table-cell office:value-type="string">
            <text:p>Manage Competencies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/>
          <table:table-cell office:value-type="string">
            <text:p>Manage Departments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/>
          <table:table-cell office:value-type="string">
            <text:p>Manage Divisions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string">
            <text:p>Manage Properties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/>
          <table:table-cell office:value-type="string">
            <text:p>Manage User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Manage Hourlies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string">
            <text:p>Upload CSV Hourlies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/>
          <table:table-cell office:value-type="string">
            <text:p>Manage Review Cycles</text:p>
          </table:table-cell>
          <table:table-cell office:value-type="float" office:value="12">
            <text:p>12</text:p>
          </table:table-cell>
          <table:table-cell/>
        </table:table-row>
        <table:table-row table:style-name="ro4">
          <table:table-cell/>
          <table:table-cell office:value-type="string">
            <text:p>Launch Review Cycle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Dashboard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Upcoming Tasks &amp; Objectives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string">
            <text:p>Reviews Needing Submission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string">
            <text:p>Other summary info</text:p>
          </table:table-cell>
          <table:table-cell office:value-type="float" office:value="12">
            <text:p>12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office:value-type="string">
            <text:p>Objective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verview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/>
          <table:table-cell office:value-type="string">
            <text:p>Add Objective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Edit Objective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Attachments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string">
            <text:p>Add Tactic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Edit Tactic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Complete Tactic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/>
          <table:table-cell office:value-type="string">
            <text:p>Print Overview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alendar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verview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iCal Feeds</text:p>
          </table:table-cell>
          <table:table-cell office:value-type="float" office:value="6">
            <text:p>6</text:p>
          </table:table-cell>
          <table:table-cell/>
        </table:table-row>
        <table:table-row table:style-name="ro4">
          <table:table-cell/>
          <table:table-cell office:value-type="string">
            <text:p>Detail Pop-ups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/>
          <table:table-cell office:value-type="string">
            <text:p>Print Calendar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Annual Strategic Plan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verview</text:p>
          </table:table-cell>
          <table:table-cell office:value-type="float" office:value="5">
            <text:p>5</text:p>
          </table:table-cell>
          <table:table-cell/>
        </table:table-row>
        <table:table-row table:style-name="ro4">
          <table:table-cell/>
          <table:table-cell office:value-type="string">
            <text:p>Add Strategy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Edit Strategy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Attachments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string">
            <text:p>Add Objective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Edit Objective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Print Overview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Performance Reviews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Overview</text:p>
          </table:table-cell>
          <table:table-cell office:value-type="float" office:value="3">
            <text:p>3</text:p>
          </table:table-cell>
          <table:table-cell/>
        </table:table-row>
        <table:table-row table:style-name="ro4">
          <table:table-cell/>
          <table:table-cell office:value-type="string">
            <text:p>Users Screen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/>
          <table:table-cell office:value-type="string">
            <text:p>Edit Sub Evaluation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string">
            <text:p>Submit Sub Evaluation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/>
          <table:table-cell office:value-type="string">
            <text:p>Edit Review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/>
          <table:table-cell office:value-type="string">
            <text:p>Submit Review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/>
          <table:table-cell office:value-type="string">
            <text:p>Culture Matrix</text:p>
          </table:table-cell>
          <table:table-cell office:value-type="float" office:value="12">
            <text:p>12</text:p>
          </table:table-cell>
          <table:table-cell/>
        </table:table-row>
        <table:table-row table:style-name="ro4">
          <table:table-cell/>
          <table:table-cell office:value-type="string">
            <text:p>Print Review Form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number-columns-repeated="4"/>
        </table:table-row>
        <table:table-row table:style-name="ro4" table:number-rows-repeated="3">
          <table:table-cell table:number-columns-repeated="4"/>
        </table:table-row>
        <table:table-row table:style-name="ro4" table:number-rows-repeated="104850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</meta:initial-creator>
    <meta:creation-date>2013-06-17T16:51:46</meta:creation-date>
    <dc:date>2013-08-01T12:21:20</dc:date>
    <dc:creator>andreas </dc:creator>
    <meta:editing-duration>PT18H21M50S</meta:editing-duration>
    <meta:editing-cycles>8</meta:editing-cycles>
    <meta:generator>LibreOffice/3.5$Linux_X86_64 LibreOffice_project/350m1$Build-2</meta:generator>
    <meta:document-statistic meta:table-count="3" meta:cell-count="126" meta:object-count="0"/>
  </office:meta>
</office:document-meta>
</file>